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none" svg:stroke-color="#000000" draw:fill="none" draw:fill-color="#ffffff" fo:min-height="7.822cm"/>
    </style:style>
    <style:style style:name="gr2" style:family="graphic" style:parent-style-name="Standard_5f_1">
      <style:graphic-properties draw:stroke="none" svg:stroke-color="#000000" draw:fill="none" draw:fill-color="#ffffff" fo:min-height="7.111cm"/>
    </style:style>
    <style:style style:name="gr3" style:family="graphic" style:parent-style-name="Standard_5f_1_5f_2">
      <style:graphic-properties draw:stroke="none" svg:stroke-color="#000000" draw:fill="none" draw:fill-color="#ffffff" fo:min-height="7.111cm"/>
    </style:style>
    <style:style style:name="P1" style:family="paragraph">
      <loext:graphic-properties draw:fill="none" draw:fill-color="#ffffff"/>
      <style:text-properties fo:color="#000000" fo:font-weight="bold"/>
    </style:style>
    <style:style style:name="T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2a6099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color="#ff800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0000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55308d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ff8000" fo:font-size="18pt" style:font-size-asian="18pt" style:font-size-complex="18pt"/>
    </style:style>
    <style:style style:name="T10" style:family="text">
      <style:text-properties fo:color="#2a6099" fo:font-size="18pt" style:font-size-asian="18pt" style:font-size-complex="18pt"/>
    </style:style>
    <style:style style:name="T11" style:family="text">
      <style:text-properties fo:color="#55308d" fo:font-size="18pt" style:font-size-asian="18pt" style:font-size-complex="18pt"/>
    </style:style>
    <style:style style:name="T12" style:family="text">
      <style:text-properties fo:font-variant="normal" fo:text-transform="none" fo:color="#ff8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4cm" svg:height="8.072cm" svg:x="0.9cm" svg:y="1.228cm">
          <draw:text-box>
            <text:p><text:span text:style-name="T1">public static void main(String[]</text:span><text:span text:style-name="T2"> args</text:span><text:span text:style-name="T1">) {</text:span></text:p>
            <text:p><text:span text:style-name="T2">//At this point the code is exectuted</text:span></text:p>
            <text:p><text:span text:style-name="T2"/></text:p>
            <text:p><text:span text:style-name="T1">}</text:span></text:p>
            <text:p><text:span text:style-name="T3"/></text:p>
            <text:p><text:span text:style-name="T1">fat: fixed – this must be written</text:span></text:p>
            <text:p><text:span text:style-name="T1"><text:s text:c="6"/></text:span><text:span text:style-name="T1">exactly like above</text:span></text:p>
            <text:p><text:span text:style-name="T4"/></text:p>
          </draw:text-box>
        </draw:frame>
      </draw:page>
      <draw:page draw:name="page2" draw:style-name="dp1" draw:master-page-name="Standard">
        <draw:frame draw:style-name="gr2" draw:text-style-name="P1" draw:layer="layout" svg:width="13.4cm" svg:height="7.361cm" svg:x="1.3cm" svg:y="1.439cm">
          <draw:text-box>
            <text:p><text:span text:style-name="T5"/></text:p>
            <text:p><text:span text:style-name="T6">import</text:span><text:span text:style-name="T7"> </text:span><text:span text:style-name="T4">java</text:span><text:span text:style-name="T8">.</text:span><text:span text:style-name="T4">awt</text:span><text:span text:style-name="T8">.</text:span><text:span text:style-name="T4">*</text:span><text:span text:style-name="T2">;</text:span></text:p>
            <text:p><text:span text:style-name="T5"/></text:p>
            <text:p><text:span text:style-name="T9">orange: import keyword</text:span></text:p>
            <text:p><text:span text:style-name="T10">blue: identifiers, wildcard(*)</text:span></text:p>
            <text:p><text:span text:style-name="T11">purple: .-operator</text:span></text:p>
          </draw:text-box>
        </draw:frame>
      </draw:page>
      <draw:page draw:name="page3" draw:style-name="dp1" draw:master-page-name="Standard">
        <draw:frame draw:style-name="gr3" draw:text-style-name="P1" draw:layer="layout" svg:width="13.4cm" svg:height="7.361cm" svg:x="1.3cm" svg:y="1.439cm">
          <draw:text-box>
            <text:p><text:span text:style-name="T5"/></text:p>
            <text:p><text:span text:style-name="T6">package</text:span><text:span text:style-name="T7"> </text:span><text:span text:style-name="T4">java</text:span><text:span text:style-name="T8">.</text:span><text:span text:style-name="T4">awt</text:span><text:span text:style-name="T8">.</text:span><text:span text:style-name="T4">*</text:span><text:span text:style-name="T2">;</text:span></text:p>
            <text:p><text:span text:style-name="T5"/></text:p>
            <text:p><text:span text:style-name="T12">orange: </text:span><text:span text:style-name="T6">package</text:span><text:span text:style-name="T9"> keyword</text:span></text:p>
            <text:p><text:span text:style-name="T10">blue: identifiers, wildcard(*)</text:span></text:p>
            <text:p><text:span text:style-name="T11">purple: .-opera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5:27:33.835000000</meta:creation-date>
    <meta:generator>LibreOffice/6.1.2.1$Windows_X86_64 LibreOffice_project/65905a128db06ba48db947242809d14d3f9a93fe</meta:generator>
    <dc:date>2019-04-11T12:24:02.704000000</dc:date>
    <meta:editing-duration>PT22M12S</meta:editing-duration>
    <meta:editing-cycles>22</meta:editing-cycles>
    <meta:document-statistic meta:object-count="3"/>
  </office:meta>
</office:document-meta>
</file>